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2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6.604cm"/>
    </style:style>
    <style:style style:name="co6" style:family="table-column">
      <style:table-column-properties fo:break-before="auto" style:column-width="5.68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8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9999ff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5" table:default-cell-style-name="Default"/>
        <table:table-row table:style-name="ro3">
          <table:table-cell table:style-name="ce1" office:value-type="string">
            <text:p>#</text:p>
          </table:table-cell>
          <table:table-cell table:style-name="ce3" office:value-type="string">
            <text:p>Keyword</text:p>
          </table:table-cell>
          <table:table-cell table:style-name="ce3" office:value-type="string">
            <text:p>Parameter</text:p>
          </table:table-cell>
          <table:table-cell table:style-name="ce3" office:value-type="string">
            <text:p>Beschreibung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float" office:value="1">
            <text:p>001</text:p>
          </table:table-cell>
          <table:table-cell office:value-type="string">
            <text:p>m_IVS_AU_VAPIClient_EngineSpeed</text:p>
          </table:table-cell>
          <table:table-cell office:value-type="string">
            <text:p>engineSpeed</text:p>
          </table:table-cell>
          <table:table-cell office:value-type="string">
            <text:p>Drehzahl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">
            <text:p>002</text:p>
          </table:table-cell>
          <table:table-cell office:value-type="string">
            <text:p>m_IVS_AU_VAPIClient_SteeringWheelAngularVelocity</text:p>
          </table:table-cell>
          <table:table-cell office:value-type="string">
            <text:p>steeringWheelAngularVelocity</text:p>
          </table:table-cell>
          <table:table-cell office:value-type="string">
            <text:p>Lenkwinkelgeschwindigkei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3">
            <text:p>003</text:p>
          </table:table-cell>
          <table:table-cell office:value-type="string">
            <text:p>m_IVS_AU_VAPIClient_WiperSystem_Front</text:p>
          </table:table-cell>
          <table:table-cell office:value-type="string">
            <text:p>wiperSystem_Front</text:p>
          </table:table-cell>
          <table:table-cell office:value-type="string">
            <text:p>Scheibenwischer vorn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4">
            <text:p>004</text:p>
          </table:table-cell>
          <table:table-cell office:value-type="string">
            <text:p>m_IVS_AU_VAPIClient_WiperSystem_Rear</text:p>
          </table:table-cell>
          <table:table-cell office:value-type="string">
            <text:p>wiperSystem_Rear</text:p>
          </table:table-cell>
          <table:table-cell office:value-type="string">
            <text:p>Scheibenwischer hinten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5">
            <text:p>005</text:p>
          </table:table-cell>
          <table:table-cell office:value-type="string">
            <text:p>m_IVS_AU_VAPIClient_TurnSignalLights_FrontLeft</text:p>
          </table:table-cell>
          <table:table-cell office:value-type="string">
            <text:p>turnSignalLights_FrontLeft</text:p>
          </table:table-cell>
          <table:table-cell office:value-type="string">
            <text:p>Blinker vorne link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6">
            <text:p>006</text:p>
          </table:table-cell>
          <table:table-cell office:value-type="string">
            <text:p>m_IVS_AU_VAPIClient_TurnSignalLights_FrontRight</text:p>
          </table:table-cell>
          <table:table-cell office:value-type="string">
            <text:p>turnSignalLights_FrontRight</text:p>
          </table:table-cell>
          <table:table-cell office:value-type="string">
            <text:p>Blinker vorne recht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7">
            <text:p>007</text:p>
          </table:table-cell>
          <table:table-cell office:value-type="string">
            <text:p>m_IVS_AU_VAPIClient_TurnSignalLights_RearLeft</text:p>
          </table:table-cell>
          <table:table-cell office:value-type="string">
            <text:p>turnSignalLights_RearLeft</text:p>
          </table:table-cell>
          <table:table-cell office:value-type="string">
            <text:p>Blinker hinten links 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8">
            <text:p>008</text:p>
          </table:table-cell>
          <table:table-cell office:value-type="string">
            <text:p>m_IVS_AU_VAPIClient_TurnSignalLights_RearRight</text:p>
          </table:table-cell>
          <table:table-cell office:value-type="string">
            <text:p>turnSignalLights_RearRight</text:p>
          </table:table-cell>
          <table:table-cell office:value-type="string">
            <text:p>Blinker hinten recht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9">
            <text:p>009</text:p>
          </table:table-cell>
          <table:table-cell office:value-type="string">
            <text:p>m_IVS_AU_VAPIClient_AntiLockBrakeSystem</text:p>
          </table:table-cell>
          <table:table-cell office:value-type="string">
            <text:p>antiLockBrakeSystem</text:p>
          </table:table-cell>
          <table:table-cell office:value-type="string">
            <text:p>ABS aktiv/inaktiv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0">
            <text:p>010</text:p>
          </table:table-cell>
          <table:table-cell office:value-type="string">
            <text:p>m_IVS_AU_VAPIClient_FrontLights_DaytimeRunningLamp</text:p>
          </table:table-cell>
          <table:table-cell office:value-type="string">
            <text:p>frontLights_DaytimeRunningLamp</text:p>
          </table:table-cell>
          <table:table-cell office:value-type="string">
            <text:p>Tagfahrlich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1">
            <text:p>011</text:p>
          </table:table-cell>
          <table:table-cell office:value-type="string">
            <text:p>m_IVS_AU_VAPIClient_FrontLights_HighBeam</text:p>
          </table:table-cell>
          <table:table-cell office:value-type="string">
            <text:p>frontLights_HighBeam</text:p>
          </table:table-cell>
          <table:table-cell office:value-type="string">
            <text:p>Fernlich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2">
            <text:p>012</text:p>
          </table:table-cell>
          <table:table-cell office:value-type="string">
            <text:p>m_IVS_AU_VAPIClient_FrontLights_LowBeam</text:p>
          </table:table-cell>
          <table:table-cell office:value-type="string">
            <text:p>frontLights_LowBeam</text:p>
          </table:table-cell>
          <table:table-cell office:value-type="string">
            <text:p>Abblendlich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3">
            <text:p>013</text:p>
          </table:table-cell>
          <table:table-cell office:value-type="string">
            <text:p>m_IVS_AU_VAPIClient_Odometer</text:p>
          </table:table-cell>
          <table:table-cell office:value-type="string">
            <text:p>odometer</text:p>
          </table:table-cell>
          <table:table-cell office:value-type="string">
            <text:p>KM-Zähler / stand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4">
            <text:p>014</text:p>
          </table:table-cell>
          <table:table-cell office:value-type="string">
            <text:p>m_IVS_AU_VAPIClient_GearSelection</text:p>
          </table:table-cell>
          <table:table-cell office:value-type="string">
            <text:p>gearSelection</text:p>
          </table:table-cell>
          <table:table-cell office:value-type="string">
            <text:p>Gangwahl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5">
            <text:p>015</text:p>
          </table:table-cell>
          <table:table-cell office:value-type="string">
            <text:p>m_IVS_AU_VAPIClient_SimTD_ObjectDetection</text:p>
          </table:table-cell>
          <table:table-cell office:value-type="string">
            <text:p>simTD_ObjectDetection_Detected</text:p>
          </table:table-cell>
          <table:table-cell office:value-type="string">
            <text:p>Objekt / Fahrzeug erkannt ja/nein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6">
            <text:p>016</text:p>
          </table:table-cell>
          <table:table-cell/>
          <table:table-cell office:value-type="string">
            <text:p>simTD_ObjectDetection_RelativeSpeed</text:p>
          </table:table-cell>
          <table:table-cell office:value-type="string">
            <text:p>Relativ Geschwindigkeit zu Objek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7">
            <text:p>017</text:p>
          </table:table-cell>
          <table:table-cell/>
          <table:table-cell office:value-type="string">
            <text:p>simTD_ObjectDetection_Distance</text:p>
          </table:table-cell>
          <table:table-cell office:value-type="string">
            <text:p>Entfernung zum Objek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8">
            <text:p>018</text:p>
          </table:table-cell>
          <table:table-cell office:value-type="string">
            <text:p>m_IVS_AU_VAPIClient_CruiseControlSystemState</text:p>
          </table:table-cell>
          <table:table-cell office:value-type="string">
            <text:p>cruiseControlSystemState</text:p>
          </table:table-cell>
          <table:table-cell office:value-type="string">
            <text:p>Tempomat aktiv/inaktiv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9">
            <text:p>019</text:p>
          </table:table-cell>
          <table:table-cell office:value-type="string">
            <text:p>m_IVS_AU_VAPIClient_ClutchSwitchActuation</text:p>
          </table:table-cell>
          <table:table-cell office:value-type="string">
            <text:p>clutchSwitchActuation</text:p>
          </table:table-cell>
          <table:table-cell office:value-type="string">
            <text:p>Kupplung aktiv/inaktiv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0">
            <text:p>020</text:p>
          </table:table-cell>
          <table:table-cell office:value-type="string">
            <text:p>m_IVS_AU_VAPIClient_VehicleSpeed</text:p>
          </table:table-cell>
          <table:table-cell office:value-type="string">
            <text:p>vehicleSpeed</text:p>
          </table:table-cell>
          <table:table-cell office:value-type="string">
            <text:p>Fahrzeuggeschwindigkei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1">
            <text:p>021</text:p>
          </table:table-cell>
          <table:table-cell office:value-type="string">
            <text:p>m_IVS_AU_VAPIClient_CurrentGear</text:p>
          </table:table-cell>
          <table:table-cell office:value-type="string">
            <text:p>currentGear</text:p>
          </table:table-cell>
          <table:table-cell office:value-type="string">
            <text:p>Aktuell gewählter Gang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2">
            <text:p>022</text:p>
          </table:table-cell>
          <table:table-cell office:value-type="string">
            <text:p>m_IVS_AU_VAPIClient_FogLight</text:p>
          </table:table-cell>
          <table:table-cell office:value-type="string">
            <text:p>fogLight</text:p>
          </table:table-cell>
          <table:table-cell office:value-type="string">
            <text:p>Nebellich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3">
            <text:p>023</text:p>
          </table:table-cell>
          <table:table-cell office:value-type="string">
            <text:p>m_IVS_AU_VAPIClient_PedalForce</text:p>
          </table:table-cell>
          <table:table-cell office:value-type="string">
            <text:p>pedalForce</text:p>
          </table:table-cell>
          <table:table-cell office:value-type="string">
            <text:p>Pedalkraf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4">
            <text:p>024</text:p>
          </table:table-cell>
          <table:table-cell office:value-type="string">
            <text:p>m_IVS_AU_VAPIClient_BrakeActuation</text:p>
          </table:table-cell>
          <table:table-cell office:value-type="string">
            <text:p>brakeActuation</text:p>
          </table:table-cell>
          <table:table-cell office:value-type="string">
            <text:p>Bremsen aktiv/inaktiv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5">
            <text:p>025</text:p>
          </table:table-cell>
          <table:table-cell office:value-type="string">
            <text:p>m_IVS_AU_VAPIClient_ExteriorTemperature</text:p>
          </table:table-cell>
          <table:table-cell office:value-type="string">
            <text:p>exteriorTemperature</text:p>
          </table:table-cell>
          <table:table-cell office:value-type="string">
            <text:p>Aussentemperatu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6">
            <text:p>026</text:p>
          </table:table-cell>
          <table:table-cell office:value-type="string">
            <text:p>m_IVS_AU_VAPIClient_HazardWarningSystem</text:p>
          </table:table-cell>
          <table:table-cell office:value-type="string">
            <text:p>hazardWarningSystem</text:p>
          </table:table-cell>
          <table:table-cell office:value-type="string">
            <text:p>Warnblinkleucht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7">
            <text:p>027</text:p>
          </table:table-cell>
          <table:table-cell office:value-type="string">
            <text:p>m_IVS_AU_VAPIClient_LongitudinalAcceleration</text:p>
          </table:table-cell>
          <table:table-cell office:value-type="string">
            <text:p>longitudinalAcceleration</text:p>
          </table:table-cell>
          <table:table-cell office:value-type="string">
            <text:p>Längsbeschleunigung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8">
            <text:p>028</text:p>
          </table:table-cell>
          <table:table-cell office:value-type="string">
            <text:p>m_IVS_AU_VAPIClient_LateralAcceleration</text:p>
          </table:table-cell>
          <table:table-cell office:value-type="string">
            <text:p>lateralAcceleration</text:p>
          </table:table-cell>
          <table:table-cell office:value-type="string">
            <text:p>Querbeschleunigung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9">
            <text:p>029</text:p>
          </table:table-cell>
          <table:table-cell office:value-type="string">
            <text:p>m_IVS_AU_VAPIClient_SimTD_FilteredPosition</text:p>
          </table:table-cell>
          <table:table-cell office:value-type="string">
            <text:p>simTD_FilteredPosition_Latitude</text:p>
          </table:table-cell>
          <table:table-cell office:value-type="string">
            <text:p>GPS Position Breitengrad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30">
            <text:p>030</text:p>
          </table:table-cell>
          <table:table-cell/>
          <table:table-cell office:value-type="string">
            <text:p>simTD_FilteredPosition_Longitude</text:p>
          </table:table-cell>
          <table:table-cell office:value-type="string">
            <text:p>GPS Position Längengrad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31">
            <text:p>031</text:p>
          </table:table-cell>
          <table:table-cell/>
          <table:table-cell office:value-type="string">
            <text:p>simTD_FilteredPosition_Heading</text:p>
          </table:table-cell>
          <table:table-cell office:value-type="string">
            <text:p>GPS Fahrtrichtung 0-360°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32">
            <text:p>032</text:p>
          </table:table-cell>
          <table:table-cell/>
          <table:table-cell office:value-type="string">
            <text:p>simTD_FilteredPosition_Altitude</text:p>
          </table:table-cell>
          <table:table-cell office:value-type="string">
            <text:p>GPS Fahrthöh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33">
            <text:p>033</text:p>
          </table:table-cell>
          <table:table-cell/>
          <table:table-cell office:value-type="string">
            <text:p>simTD_FilteredPosition_Velocity</text:p>
          </table:table-cell>
          <table:table-cell office:value-type="string">
            <text:p>GPS Geschwindigkei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34">
            <text:p>034</text:p>
          </table:table-cell>
          <table:table-cell office:value-type="string">
            <text:p>m_IVS_AU_VAPIClient_SteeringWheelAngle</text:p>
          </table:table-cell>
          <table:table-cell office:value-type="string">
            <text:p>steeringWheelAngle</text:p>
          </table:table-cell>
          <table:table-cell office:value-type="string">
            <text:p>Lenkwinkel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35">
            <text:p>035</text:p>
          </table:table-cell>
          <table:table-cell office:value-type="string">
            <text:p>IVS___</text:p>
          </table:table-cell>
          <table:table-cell/>
          <table:table-cell office:value-type="string">
            <text:p>Timestemp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36">
            <text:p>036</text:p>
          </table:table-cell>
          <table:table-cell office:value-type="string">
            <text:p>m_IVS_AU_VAPIClient_TripOdometer</text:p>
          </table:table-cell>
          <table:table-cell office:value-type="string">
            <text:p>tripOdometer</text:p>
          </table:table-cell>
          <table:table-cell office:value-type="string">
            <text:p>KM-Zähler / stand dieser Fahr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">
            <text:p>037</text:p>
          </table:table-cell>
          <table:table-cell table:number-columns-repeated="4"/>
        </table:table-row>
        <table:table-row table:style-name="ro2">
          <table:table-cell office:value-type="float" office:value="38">
            <text:p>038</text:p>
          </table:table-cell>
          <table:table-cell table:number-columns-repeated="4"/>
        </table:table-row>
        <table:table-row table:style-name="ro2">
          <table:table-cell office:value-type="float" office:value="39">
            <text:p>039</text:p>
          </table:table-cell>
          <table:table-cell table:number-columns-repeated="4"/>
        </table:table-row>
        <table:table-row table:style-name="ro2">
          <table:table-cell office:value-type="float" office:value="40">
            <text:p>040</text:p>
          </table:table-cell>
          <table:table-cell table:number-columns-repeated="4"/>
        </table:table-row>
        <table:table-row table:style-name="ro2">
          <table:table-cell office:value-type="float" office:value="41">
            <text:p>041</text:p>
          </table:table-cell>
          <table:table-cell table:number-columns-repeated="4"/>
        </table:table-row>
        <table:table-row table:style-name="ro2">
          <table:table-cell office:value-type="float" office:value="42">
            <text:p>042</text:p>
          </table:table-cell>
          <table:table-cell table:number-columns-repeated="4"/>
        </table:table-row>
        <table:table-row table:style-name="ro2">
          <table:table-cell office:value-type="float" office:value="43">
            <text:p>043</text:p>
          </table:table-cell>
          <table:table-cell table:number-columns-repeated="4"/>
        </table:table-row>
        <table:table-row table:style-name="ro2">
          <table:table-cell office:value-type="float" office:value="44">
            <text:p>044</text:p>
          </table:table-cell>
          <table:table-cell table:number-columns-repeated="4"/>
        </table:table-row>
        <table:table-row table:style-name="ro2">
          <table:table-cell office:value-type="float" office:value="45">
            <text:p>045</text:p>
          </table:table-cell>
          <table:table-cell table:number-columns-repeated="4"/>
        </table:table-row>
        <table:table-row table:style-name="ro2">
          <table:table-cell office:value-type="float" office:value="46">
            <text:p>046</text:p>
          </table:table-cell>
          <table:table-cell table:number-columns-repeated="4"/>
        </table:table-row>
        <table:table-row table:style-name="ro2">
          <table:table-cell office:value-type="float" office:value="47">
            <text:p>047</text:p>
          </table:table-cell>
          <table:table-cell table:number-columns-repeated="4"/>
        </table:table-row>
        <table:table-row table:style-name="ro2">
          <table:table-cell office:value-type="float" office:value="48">
            <text:p>048</text:p>
          </table:table-cell>
          <table:table-cell table:number-columns-repeated="4"/>
        </table:table-row>
        <table:table-row table:style-name="ro2">
          <table:table-cell office:value-type="float" office:value="49">
            <text:p>049</text:p>
          </table:table-cell>
          <table:table-cell table:number-columns-repeated="4"/>
        </table:table-row>
        <table:table-row table:style-name="ro2">
          <table:table-cell office:value-type="float" office:value="50">
            <text:p>050</text:p>
          </table:table-cell>
          <table:table-cell table:number-columns-repeated="4"/>
        </table:table-row>
        <table:table-row table:style-name="ro2">
          <table:table-cell office:value-type="float" office:value="51">
            <text:p>051</text:p>
          </table:table-cell>
          <table:table-cell table:number-columns-repeated="4"/>
        </table:table-row>
        <table:table-row table:style-name="ro2">
          <table:table-cell office:value-type="float" office:value="52">
            <text:p>052</text:p>
          </table:table-cell>
          <table:table-cell table:number-columns-repeated="4"/>
        </table:table-row>
        <table:table-row table:style-name="ro2">
          <table:table-cell office:value-type="float" office:value="53">
            <text:p>053</text:p>
          </table:table-cell>
          <table:table-cell table:number-columns-repeated="4"/>
        </table:table-row>
        <table:table-row table:style-name="ro2">
          <table:table-cell office:value-type="float" office:value="54">
            <text:p>054</text:p>
          </table:table-cell>
          <table:table-cell table:number-columns-repeated="4"/>
        </table:table-row>
        <table:table-row table:style-name="ro2">
          <table:table-cell office:value-type="float" office:value="55">
            <text:p>055</text:p>
          </table:table-cell>
          <table:table-cell table:number-columns-repeated="4"/>
        </table:table-row>
        <table:table-row table:style-name="ro2">
          <table:table-cell office:value-type="float" office:value="56">
            <text:p>056</text:p>
          </table:table-cell>
          <table:table-cell table:number-columns-repeated="4"/>
        </table:table-row>
        <table:table-row table:style-name="ro2">
          <table:table-cell office:value-type="float" office:value="57">
            <text:p>057</text:p>
          </table:table-cell>
          <table:table-cell table:number-columns-repeated="4"/>
        </table:table-row>
        <table:table-row table:style-name="ro2">
          <table:table-cell office:value-type="float" office:value="58">
            <text:p>058</text:p>
          </table:table-cell>
          <table:table-cell table:number-columns-repeated="4"/>
        </table:table-row>
        <table:table-row table:style-name="ro2">
          <table:table-cell office:value-type="float" office:value="59">
            <text:p>059</text:p>
          </table:table-cell>
          <table:table-cell table:number-columns-repeated="4"/>
        </table:table-row>
        <table:table-row table:style-name="ro2">
          <table:table-cell office:value-type="float" office:value="60">
            <text:p>060</text:p>
          </table:table-cell>
          <table:table-cell table:number-columns-repeated="4"/>
        </table:table-row>
        <table:table-row table:style-name="ro2">
          <table:table-cell office:value-type="float" office:value="61">
            <text:p>061</text:p>
          </table:table-cell>
          <table:table-cell table:number-columns-repeated="4"/>
        </table:table-row>
        <table:table-row table:style-name="ro2">
          <table:table-cell office:value-type="float" office:value="62">
            <text:p>062</text:p>
          </table:table-cell>
          <table:table-cell table:number-columns-repeated="4"/>
        </table:table-row>
        <table:table-row table:style-name="ro2">
          <table:table-cell office:value-type="float" office:value="63">
            <text:p>063</text:p>
          </table:table-cell>
          <table:table-cell table:number-columns-repeated="4"/>
        </table:table-row>
        <table:table-row table:style-name="ro2">
          <table:table-cell office:value-type="float" office:value="64">
            <text:p>064</text:p>
          </table:table-cell>
          <table:table-cell table:number-columns-repeated="4"/>
        </table:table-row>
        <table:table-row table:style-name="ro2">
          <table:table-cell office:value-type="float" office:value="65">
            <text:p>065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17.01.2016</text:date>, <text:time>20:40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3:47:40.68</meta:creation-date>
    <dc:date>2016-01-17T20:40:18.42</dc:date>
    <meta:editing-duration>PT3H24M5S</meta:editing-duration>
    <meta:editing-cycles>3</meta:editing-cycles>
    <meta:generator>OpenOffice/4.1.1$Win32 OpenOffice.org_project/411m6$Build-9775</meta:generator>
    <meta:document-statistic meta:table-count="3" meta:cell-count="206" meta:object-count="0"/>
  </office:meta>
</office:document-meta>
</file>